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officeooo:paragraph-rsid="000df8b5" style:font-size-asian="10.5pt" style:font-size-complex="10.5pt"/>
    </style:style>
    <style:style style:name="P3" style:family="paragraph" style:parent-style-name="Text_20_body">
      <style:text-properties fo:font-size="10.5pt" officeooo:paragraph-rsid="00187299" style:font-size-asian="10.5pt" style:font-size-complex="10.5pt"/>
    </style:style>
    <style:style style:name="P4" style:family="paragraph" style:parent-style-name="Text_20_body">
      <style:text-properties officeooo:paragraph-rsid="000df8b5"/>
    </style:style>
    <style:style style:name="P5" style:family="paragraph" style:parent-style-name="Text_20_body">
      <style:paragraph-properties fo:margin-top="0cm" fo:margin-bottom="0cm" loext:contextual-spacing="false"/>
      <style:text-properties fo:font-size="10.5pt" officeooo:paragraph-rsid="00187299" style:font-size-asian="10.5pt" style:font-size-complex="10.5pt"/>
    </style:style>
    <style:style style:name="P6" style:family="paragraph" style:parent-style-name="Text_20_body" style:master-page-name="HTML">
      <style:paragraph-properties fo:text-align="start" style:justify-single-word="false" style:page-number="auto"/>
      <style:text-properties officeooo:paragraph-rsid="001cb604"/>
    </style:style>
    <style:style style:name="P7" style:family="paragraph" style:parent-style-name="Text_20_body" style:list-style-name="L1">
      <style:text-properties fo:font-size="10.5pt" style:font-size-asian="10.5pt" style:font-size-complex="10.5pt"/>
    </style:style>
    <style:style style:name="P8" style:family="paragraph" style:parent-style-name="Text_20_body" style:list-style-name="L2">
      <style:text-properties fo:font-size="10.5pt" style:font-size-asian="10.5pt" style:font-size-complex="10.5pt"/>
    </style:style>
    <style:style style:name="P9" style:family="paragraph" style:parent-style-name="Text_20_body" style:list-style-name="L3">
      <style:text-properties fo:font-size="10.5pt" style:font-size-asian="10.5pt" style:font-size-complex="10.5pt"/>
    </style:style>
    <style:style style:name="P10" style:family="paragraph" style:parent-style-name="Text_20_body" style:list-style-name="L5">
      <style:text-properties fo:font-size="10.5pt" style:font-size-asian="10.5pt" style:font-size-complex="10.5pt"/>
    </style:style>
    <style:style style:name="P11" style:family="paragraph" style:parent-style-name="Text_20_body" style:list-style-name="L6">
      <style:text-properties fo:font-size="10.5pt" style:font-size-asian="10.5pt" style:font-size-complex="10.5pt"/>
    </style:style>
    <style:style style:name="P12" style:family="paragraph" style:parent-style-name="Text_20_body" style:list-style-name="L7">
      <style:text-properties fo:font-size="10.5pt" style:font-size-asian="10.5pt" style:font-size-complex="10.5pt"/>
    </style:style>
    <style:style style:name="P13" style:family="paragraph" style:parent-style-name="Text_20_body" style:list-style-name="L8">
      <style:text-properties fo:font-size="10.5pt" style:font-size-asian="10.5pt" style:font-size-complex="10.5p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8" style:family="paragraph" style:parent-style-name="Text_20_body" style:list-style-name="L7">
      <style:paragraph-properties fo:margin-top="0cm" fo:margin-bottom="0cm" loext:contextual-spacing="false"/>
      <style:text-properties fo:font-size="10.5pt" officeooo:paragraph-rsid="000f482b" style:font-size-asian="10.5pt" style:font-size-complex="10.5pt"/>
    </style:style>
    <style:style style:name="P19" style:family="paragraph" style:parent-style-name="Text_20_body" style:list-style-name="L8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8">
      <style:paragraph-properties fo:margin-top="0cm" fo:margin-bottom="0cm" loext:contextual-spacing="false"/>
      <style:text-properties officeooo:paragraph-rsid="00187299"/>
    </style:style>
    <style:style style:name="P25" style:family="paragraph" style:parent-style-name="Standard" style:list-style-name="L4"/>
    <style:style style:name="P26" style:family="paragraph" style:parent-style-name="Standard" style:list-style-name="L4">
      <style:text-properties officeooo:paragraph-rsid="00163b0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8b5" style:font-size-asian="10.5pt" style:font-size-complex="10.5pt"/>
    </style:style>
    <style:style style:name="T3" style:family="text">
      <style:text-properties fo:font-size="10.5pt" officeooo:rsid="000f482b" style:font-size-asian="10.5pt" style:font-size-complex="10.5pt"/>
    </style:style>
    <style:style style:name="T4" style:family="text">
      <style:text-properties fo:font-size="10.5pt" officeooo:rsid="00103a61" style:font-size-asian="10.5pt" style:font-size-complex="10.5pt"/>
    </style:style>
    <style:style style:name="T5" style:family="text">
      <style:text-properties fo:font-size="10.5pt" officeooo:rsid="0011e9e2" style:font-size-asian="10.5pt" style:font-size-complex="10.5pt"/>
    </style:style>
    <style:style style:name="T6" style:family="text">
      <style:text-properties fo:font-size="10.5pt" officeooo:rsid="00143dc6" style:font-size-asian="10.5pt" style:font-size-complex="10.5pt"/>
    </style:style>
    <style:style style:name="T7" style:family="text">
      <style:text-properties fo:font-size="10.5pt" officeooo:rsid="0019cd3c" style:font-size-asian="10.5pt" style:font-size-complex="10.5pt"/>
    </style:style>
    <style:style style:name="T8" style:family="text">
      <style:text-properties fo:font-size="10.5pt" officeooo:rsid="002484f8" style:font-size-asian="10.5pt" style:font-size-complex="10.5pt"/>
    </style:style>
    <style:style style:name="T9" style:family="text">
      <style:text-properties fo:font-size="10.5pt" fo:font-style="italic" officeooo:rsid="00187299" style:font-size-asian="10.5pt" style:font-style-asian="italic" style:font-size-complex="10.5pt" style:font-style-complex="italic"/>
    </style:style>
    <style:style style:name="T10" style:family="text">
      <style:text-properties fo:font-size="10.5pt" fo:font-style="italic" officeooo:rsid="001cb604" style:font-size-asian="10.5pt" style:font-style-asian="italic" style:font-size-complex="10.5pt" style:font-style-complex="italic"/>
    </style:style>
    <style:style style:name="T11" style:family="text">
      <style:text-properties fo:font-size="10.5pt" fo:font-style="italic" officeooo:rsid="001f33c0" style:font-size-asian="10.5pt" style:font-style-asian="italic" style:font-size-complex="10.5pt" style:font-style-complex="italic"/>
    </style:style>
    <style:style style:name="T12" style:family="text">
      <style:text-properties officeooo:rsid="000df8b5"/>
    </style:style>
    <style:style style:name="T13" style:family="text">
      <style:text-properties officeooo:rsid="000f482b"/>
    </style:style>
    <style:style style:name="T14" style:family="text">
      <style:text-properties officeooo:rsid="00127d6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3b04" style:font-weight-asian="bold" style:font-weight-complex="bold"/>
    </style:style>
    <style:style style:name="T17" style:family="text">
      <style:text-properties officeooo:rsid="00156f11"/>
    </style:style>
    <style:style style:name="T18" style:family="text">
      <style:text-properties officeooo:rsid="00163b0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"><office:annotation><dc:date>2016-09-29T18:44:20</dc:date><text:p>HTML: &lt;meta name="changedby" content="Etherpad"&gt;</text:p></office:annotation></text:span></text:span><text:span text:style-name="Strong_20_Emphasis"><text:span text:style-name="T1">Zápis členské schůze Otevřená města, z.s., </text:span></text:span><text:span text:style-name="Strong_20_Emphasis"><text:span text:style-name="T6">2016/0</text:span></text:span><text:span text:style-name="Strong_20_Emphasis"><text:span text:style-name="T1">9/</text:span></text:span><text:span text:style-name="Strong_20_Emphasis"><text:span text:style-name="T6">0</text:span></text:span><text:span text:style-name="Strong_20_Emphasis"><text:span text:style-name="T1">8 </text:span></text:span><text:span text:style-name="Strong_20_Emphasis"><text:span text:style-name="T7">od </text:span></text:span><text:span text:style-name="Strong_20_Emphasis"><text:span text:style-name="T1">10:00, Malinovské náměstí, Brno</text:span></text:span><text:span text:style-name="T1"><text:line-break/><text:line-break/></text:span><text:span text:style-name="T9">(veškeré průvodní i výstupní dokumenty jsou dostupné online a jsou odakzovány jako obsah složky repozitáře </text:span><text:a xlink:type="simple" xlink:href="https://gitlab.com/otevrenamesta/documents/tree/master/schuze/2016_08_09" text:style-name="Internet_20_link" text:visited-style-name="Visited_20_Internet_20_Link"><text:span text:style-name="T10">https://gitlab.com/otevrenamesta/documents/tree/master/sch</text:span></text:a><text:a xlink:type="simple" xlink:href="https://gitlab.com/otevrenamesta/documents/tree/master/schuze/2016_08_09" text:style-name="Internet_20_link" text:visited-style-name="Visited_20_Internet_20_Link"><text:span text:style-name="T11">uze</text:span></text:a><text:a xlink:type="simple" xlink:href="https://gitlab.com/otevrenamesta/documents/tree/master/schuze/2016_08_09" text:style-name="Internet_20_link" text:visited-style-name="Visited_20_Internet_20_Link"><text:span text:style-name="T10">/2016_08_09</text:span></text:a><text:span text:style-name="T9">)</text:span></text:p>
      <text:p text:style-name="P3">Účastníci:</text:p>
      <text:list xml:id="list5764140305701988338" text:style-name="L1">
        <text:list-item>
          <text:p text:style-name="P14">tabulka účastníků a doložení zástupčích oprávnění</text:p>
          <text:list>
            <text:list-item>
              <text:p text:style-name="P20"><text:span text:style-name="T1">soubor: </text:span><text:a xlink:type="simple" xlink:href="https://gitlab.com/otevrenamesta/documents/raw/master/schuze/2016_08_09/prezencka.ods" text:style-name="Internet_20_link" text:visited-style-name="Visited_20_Internet_20_Link"><text:span text:style-name="Strong_20_Emphasis"><text:span text:style-name="T1">prezencka.ods</text:span></text:span></text:a></text:p>
            </text:list-item>
            <text:list-item>
              <text:p text:style-name="P14">SHA256: e23bf5c9f043c4edf5c7ed5fa2d27c7c0215fb59419bf4977dddc62681075eec</text:p>
            </text:list-item>
          </text:list>
        </text:list-item>
        <text:list-item>
          <text:p text:style-name="P14">a sken prezenční listiny</text:p>
          <text:list>
            <text:list-item>
              <text:p text:style-name="P20"><text:span text:style-name="T1">soubor: </text:span><text:a xlink:type="simple" xlink:href="https://gitlab.com/otevrenamesta/documents/raw/master/schuze/2016_08_09/prezencka_sken.pdf" text:style-name="Internet_20_link" text:visited-style-name="Visited_20_Internet_20_Link"><text:span text:style-name="Strong_20_Emphasis"><text:span text:style-name="T1">prezencka_sken.pdf</text:span></text:span></text:a></text:p>
            </text:list-item>
            <text:list-item>
              <text:p text:style-name="P7">SHA256: 25d4a39c95ce9a7f069a953f9c18b8e614e02595573d12f201533bd4f2830461</text:p>
            </text:list-item>
          </text:list>
        </text:list-item>
      </text:list>
      <text:p text:style-name="P1"><text:line-break/>Z přítomných obcí se hlasování nemůže účastnit <text:span text:style-name="T12">zástupce </text:span>Kutn<text:span text:style-name="T12">é</text:span> Hor<text:span text:style-name="T12">y</text:span>, neboť v době konání schůze není na transparentním účtu spolku připsán její členský příspěvek, tudíž dle stanov není <text:span text:style-name="T12">obec </text:span>členem.<text:line-break/><text:line-break/><text:span text:style-name="T12">1.</text:span>) schválení programu schůze<text:line-break/>- proběhlo schválení programu schůze, body programu viz.:</text:p>
      <text:list xml:id="list8199651601836872680" text:style-name="L2">
        <text:list-item>
          <text:list>
            <text:list-item>
              <text:p text:style-name="P21"><text:span text:style-name="T1">soubor: </text:span><text:a xlink:type="simple" xlink:href="https://gitlab.com/otevrenamesta/documents/raw/master/schuze/2016_08_09/01_navrh_programu.odt" text:style-name="Internet_20_link" text:visited-style-name="Visited_20_Internet_20_Link"><text:span text:style-name="Strong_20_Emphasis"><text:span text:style-name="T8">01_navrh_programu.odt</text:span></text:span></text:a></text:p>
            </text:list-item>
            <text:list-item>
              <text:p text:style-name="P8">SHA256: 875bde5908a02950909ea9b3d3f699e4ee226734b17e0d4aa95e127822fc2eaf</text:p>
            </text:list-item>
          </text:list>
        </text:list-item>
      </text:list>
      <text:p text:style-name="Text_20_body"><text:span text:style-name="T2">2.</text:span><text:span text:style-name="T1">) zpráva předsedy o činnosti<text:line-break/>- přednesena zpráva předsedy </text:span><text:span text:style-name="T2">Marcela Kolaji</text:span><text:span text:style-name="T1"> o činnosti (říjen 2015 - srpen 2016) </text:span><text:span text:style-name="T2">byla vzata na vědomí</text:span><text:span text:style-name="T1"><text:line-break/><text:line-break/></text:span><text:span text:style-name="T2">3.</text:span><text:span text:style-name="T1">) úprava znění stanov<text:line-break/></text:span><text:span text:style-name="Strong_20_Emphasis"><text:span text:style-name="T1">Při projednávání stanov v Zastupitelstvu města Brna proběhla poměrně rozsáhlá debata, z níž vzešlo několik požadavků, jejichž naplněním byl pověřen zástupce Statutárního města Brna ve Spolku Jiří Ulip. Zdůvodnění jednotlivých bodů vyplynulo z debaty a je následující. </text:span></text:span></text:p>
      <text:list xml:id="list2271032232857206631" text:style-name="L3">
        <text:list-item>
          <text:list>
            <text:list-item>
              <text:p text:style-name="P15"><text:span text:style-name="T15">3.1.1</text:span>: Požadavek na změnu textu „Hájí společné zájmy svých členů…“ na „Hájí společné zájmy svých <text:span text:style-name="T15">základních</text:span> členů“ pramení z přesvědčení, že samospráva musí hájit především zájmy svých obyvatel a nemůže se tedy zavázat k hájení zájmů přidružených členů, kterými mohou být i organizace nezastupující obyvatele samospráv. Zastupitelstvo města Brna navíc Otevřená města vnímá jako organizaci, která má primárně podporovat samosprávy, a tudíž jsou jejich zájmy nadřazené zájmům přidružených členů.</text:p>
            </text:list-item>
            <text:list-item>
              <text:p text:style-name="P15"><text:span text:style-name="T15">5.3.3</text:span>: Požadavek na <text:span text:style-name="T15">zrušení bodu</text:span> podle nějž se přidruženým členem může stát politická strana či hnutí. Obáváme se, že po využití této možnosti by byla zpochybněna nestrannost Otevřených měst, což by vedlo k nestabilitě členské základny po každých volbách. Domníváme se, že stejně jako další<text:span text:style-name="T17">ch</text:span> organizac<text:span text:style-name="T17">í</text:span>, jichž jsou samosprávy součástí, je vhodné zachovat princip politické nezávislosti.</text:p>
            </text:list-item>
            <text:list-item>
              <text:p text:style-name="P9"><text:span text:style-name="T15">10.8</text:span>: změnit na "V případě likvidace <text:span text:style-name="T15">rozdělí</text:span> likvidátor likvidační zůstatek <text:span text:style-name="T15">mezi stávající členy v poměru odpovídajícím členských příspěvků, s tím, že členové jsou povinni naložit s likvidačním zůstatkem k veřejně prospěšnému cíli.</text:span>" Zastupitelstvo města Brna se musí chovat jako řádný hospodář a vynaloží-li prostředky na fungování libovolné organizace, nemůže se v případě zániku této organizace vzdát vlivu na alokaci těchto prostředků. Na druhou stranu si uvědomujeme, že takto navrácené prostředky mají být užity k naplňování veřejně prospěšných cílů té které samosprávy. Přesný způsob využití však má být v kompetenci samosprávy, nikoliv likvidátora.</text:p>
            </text:list-item>
          </text:list>
        </text:list-item>
      </text:list>
      <text:p text:style-name="P4"><text:span text:style-name="T1">Usnesení:<text:line-break/>    "Členská schůze schvaluje výše uvedené změny stanov navržené statutárním městem Brno."<text:line-break/></text:span><text:span text:style-name="Strong_20_Emphasis"><text:span text:style-name="T1">Hlasování č. 1</text:span></text:span><text:span text:style-name="T1"> - dle výpisu*: Usnesení bylo přijato.</text:span></text:p>
      <text:list xml:id="list1915591877293954820" text:style-name="L4">
        <text:list-item>
          <text:p text:style-name="P16">* výpisem je míněn</text:p>
          <text:list>
            <text:list-item>
              <text:p text:style-name="P22"><text:span text:style-name="T1">soubor: </text:span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hlasov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8">a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n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8">i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.ods</text:span></text:span></text:a></text:p>
            </text:list-item>
            <text:list-item>
              <text:p text:style-name="P25">SHA256: 2dc254f2c4ac8436283e79bb529569a256b6d7f1281bced67693e15bf4529d53</text:p>
            </text:list-item>
          </text:list>
        </text:list-item>
        <text:list-item>
          <text:p text:style-name="P25">aktualizované znění <text:span text:style-name="T14">stanov</text:span></text:p>
          <text:list>
            <text:list-item>
              <text:p text:style-name="P26">soubor: <text:a xlink:type="simple" xlink:href="https://gitlab.com/otevrenamesta/documents/raw/master/schuze/2016_08_09/stanovy_nove.pdf" text:style-name="Internet_20_link" text:visited-style-name="Visited_20_Internet_20_Link"><text:span text:style-name="T16">stanovy_nove.pdf</text:span></text:a></text:p>
            </text:list-item>
            <text:list-item>
              <text:p text:style-name="P26">SHA256: <text:span text:style-name="T18">bf45223c5debd15d29a3e3570942d659876dfa178d3563756dbbe14f100a74df</text:span></text:p>
            </text:list-item>
          </text:list>
        </text:list-item>
        <text:list-item>
          <text:p text:style-name="P25"><text:soft-page-break/>stanovy nabývají účinnosti dnem následujícím po jejich schválení členskou schůzí</text:p>
        </text:list-item>
      </text:list>
      <text:p text:style-name="Standard"/>
      <text:p text:style-name="P2"><text:span text:style-name="T12">4.</text:span>) provizorní jednací řád členské schůze</text:p>
      <text:list xml:id="list7505157162475830535" text:style-name="L5">
        <text:list-item>
          <text:list>
            <text:list-item>
              <text:p text:style-name="P23"><text:span text:style-name="T1">soubor: </text:span><text:a xlink:type="simple" xlink:href="https://gitlab.com/otevrenamesta/documents/raw/master/schuze/2016_08_09/provizorni%20jednaci%20rad.html" text:style-name="Internet_20_link" text:visited-style-name="Visited_20_Internet_20_Link"><text:span text:style-name="Strong_20_Emphasis"><text:span text:style-name="T8">provizorni jednaci rad.html</text:span></text:span></text:a></text:p>
            </text:list-item>
            <text:list-item>
              <text:p text:style-name="P10">SHA256: 06c8764e10d158ea079186c5060b694d25fd14b90a4167de93449490c5da0387</text:p>
            </text:list-item>
          </text:list>
        </text:list-item>
      </text:list>
      <text:p text:style-name="P1"><text:line-break/>Usnesení:<text:line-break/>"Členská schůze:</text:p>
      <text:list xml:id="list965416979065482662" text:style-name="L6">
        <text:list-item>
          <text:p text:style-name="P17">schvaluje provizorní jednací řád členské schůze,</text:p>
        </text:list-item>
        <text:list-item>
          <text:p text:style-name="P11">ukládá výboru připravit návrh technického řešení vzdálené účasti na zasedání členské schůze a související změnu jednacího řádu do příští členské schůze"</text:p>
        </text:list-item>
      </text:list>
      <text:p text:style-name="Text_20_body"><text:span text:style-name="Strong_20_Emphasis"><text:span text:style-name="T1">Hlasování č. 2</text:span></text:span><text:span text:style-name="T1"> - dle výpisu (viz výše): Usnesení bylo přijato.<text:line-break/><text:line-break/></text:span><text:span text:style-name="T3">5.</text:span><text:span text:style-name="T1">) určení statistického výkazu a stanovení výše členského příspěvku<text:line-break/>návrh výboru, přednáší Ladislav Nešněra<text:line-break/>Usnesení:<text:line-break/>"Členská schůze schvaluje následující výši členského příspěvku: Každý člen spolku platí členský příspěvek ve výši podle vlastního uvážení a svých rozpočtových možností, základní členové však ve výši aspoň 1,50 Kč (slovy: jedna koruna padesát haléřů) na jednoho obyvatele ve smyslu stanov za rok."<text:line-break/></text:span><text:span text:style-name="Strong_20_Emphasis"><text:span text:style-name="T1">Hlasování č. 3</text:span></text:span><text:span text:style-name="T1"> - dle výpisu (viz výše): Usnesení bylo přijato.<text:line-break/><text:line-break/></text:span><text:span text:style-name="T3">6.</text:span><text:span text:style-name="T1">) předložení dohod o výkonu funkce a způsobu odměňování<text:line-break/>Usnesení:<text:line-break/>"Členská schůze<text:line-break/>1. schvaluje vzorovou smlouvu o výkonu funkce člena výboru,<text:line-break/>2. doporučuje výboru, aby celkové režijní náklady spolku nepřesáhly po rozběhu organizace 20 % rozpočtu."<text:line-break/></text:span><text:span text:style-name="Strong_20_Emphasis"><text:span text:style-name="T1">Hlasování č. 4</text:span></text:span><text:span text:style-name="T1"> - dle výpisu (viz výše): Usnesení bylo přijato. (Svatopluk Bartík - Brno-střed nepřítomen při hlasování)<text:line-break/><text:line-break/>Návrh Viktor Čahoj (Praha 5):<text:line-break/>Usnesení:<text:line-break/>"Členská schůze schvaluje jednorázovou mimořádnou odměnu za odvedenou práci při zakládaní spolku ve výši 5000 Kč následujícím osobám: Ladislav Nešněra, Marcel Kolaja, Jakub Michálek, Lenka Franková."<text:line-break/>Návrh Rexa (Ďáblice) - zvýšit na 10 tis. Kč u prvních tří - odměňovanými odmítnuto. Hlasuje se původní návrh.<text:line-break/></text:span><text:span text:style-name="Strong_20_Emphasis"><text:span text:style-name="T1">Hlasování č. 5</text:span></text:span><text:span text:style-name="T1"> - dle výpisu (viz výše): Usnesení bylo přijato. (Svatopluk Bartík - Brno-střed nepřítomen při hlasování)<text:line-break/><text:line-break/></text:span><text:span text:style-name="T3">7.</text:span><text:span text:style-name="T1">) volby členů volených orgánů (předseda/člen výboru/kontrolor/člen projektové rady, kandidátská řeč 5 min.)<text:line-break/>Jiří Ulip přednesl návrh na převolení všech členů orgánů a eventuálně novou volbu předsedy spolku.<text:line-break/>Kandidáti:</text:span></text:p>
      <text:list xml:id="list4304783016674279132" text:style-name="L7">
        <text:list-item>
          <text:p text:style-name="P18">předseda výboru: Marcel Kolaja <text:span text:style-name="T13">(1980/06/29)</text:span></text:p>
        </text:list-item>
        <text:list-item>
          <text:p text:style-name="P18">členové výboru (4): Ladislav Nešněra <text:span text:style-name="T13">(1970/10/06)</text:span>, Viktor Čahoj <text:span text:style-name="T13">(1986/12/18)</text:span>, Michal Šmarda <text:span text:style-name="T13">(1975/07/06)</text:span>, Ondřej Profant <text:span text:style-name="T13">(1988/05/02)</text:span></text:p>
        </text:list-item>
        <text:list-item>
          <text:p text:style-name="P12">kontrolor: Martin Šebek <text:span text:style-name="T13">(1978/07/30)</text:span></text:p>
        </text:list-item>
      </text:list>
      <text:p text:style-name="Text_20_body"><text:span text:style-name="T1">Představení kandidátů.<text:line-break/>Usnesení:<text:line-break/>"Členská schůze konstatuje, že jediný přihlášený kandidát na předsedu je způsobilý být předsedou výboru.<text:line-break/>Členská schůze </text:span><text:span text:style-name="T5">zvolila</text:span><text:span text:style-name="T1"> předsedou výboru Marcela Kolaja (předseda výboru)."<text:line-break/></text:span><text:span text:style-name="Strong_20_Emphasis"><text:span text:style-name="T1">Hlasování č. 6</text:span></text:span><text:span text:style-name="T1"> - dle výpisu (viz výše): Usnesení bylo přijato.<text:line-break/><text:line-break/>"Členská schůze konstatuje, že všichni přihlášení kandidáti Ladislav Nešněra, Viktor Čahoj, Michal Šmarda, Ondřej Profant jsou způsobilí být členy výboru.<text:line-break/>Členská schůze </text:span><text:span text:style-name="T4">zvolila</text:span><text:span text:style-name="T1"> členy výboru Ladislava Nešněru, Viktora Čahoje, Michala Šmardu, Ondřeje Profanta."<text:line-break/></text:span><text:span text:style-name="Strong_20_Emphasis"><text:span text:style-name="T1">Hlasování č. 7</text:span></text:span><text:span text:style-name="T1"> - dle výpisu (viz výše): Usnesení bylo přijato.<text:line-break/><text:line-break/>"Členská schůze konstatuje, že jediný přihlášený kandidát Martin Šebek je způsobilý být kontrolorem.<text:line-break/>Členská schůze </text:span><text:span text:style-name="T5">z</text:span><text:span text:style-name="T1">vol</text:span><text:span text:style-name="T5">ila</text:span><text:span text:style-name="T1"> kontrolorem Martina Šebka."<text:line-break/></text:span><text:span text:style-name="Strong_20_Emphasis"><text:span text:style-name="T1">Hlasování č. 8</text:span></text:span><text:span text:style-name="T1"> - dle výpisu (viz výše): Usnesení bylo přijato.<text:line-break/></text:span><text:soft-page-break/><text:span text:style-name="T1"><text:line-break/></text:span><text:span text:style-name="T3">8.</text:span><text:span text:style-name="T1">) činnost, rozpočet a volba projektů pro rok 2016<text:line-break/>Diskuze o potenciálních projektech.<text:line-break/>Níže jsou uvedeny jsou potenciální projekty vyžadující peníze.<text:line-break/>Jakub Michálek navrhuje zjišťování poptávky členů - členové alokují své hlasy dle hlasovacího klíče.<text:line-break/>Hlasů přítomných celkem: 1683<text:line-break/>Potenciální projekty a počet alokovaných hlasů:</text:span></text:p>
      <text:list xml:id="list5418862567986828843" text:style-name="L8">
        <text:list-item>
          <text:p text:style-name="P19">průhledné veřejné zakázky od přípravy záměru až po skončení záruky (včetně registru smluv) dle návrhu Jiřího Skuhrovce</text:p>
          <text:list>
            <text:list-item>
              <text:p text:style-name="P19">Brno (576): 65 % - 374 hlasů</text:p>
            </text:list-item>
            <text:list-item>
              <text:p text:style-name="P19">Brno-Medlánky (52): 100 % - 52 hlasů</text:p>
            </text:list-item>
            <text:list-item>
              <text:p text:style-name="P19">Brno-střed (204): 203 hlasů</text:p>
            </text:list-item>
            <text:list-item>
              <text:p text:style-name="P19">Černošice (82): 100 % - 82 hlasů</text:p>
            </text:list-item>
            <text:list-item>
              <text:p text:style-name="P19">Česká Lípa (191): 30 % - 57 hlasů</text:p>
            </text:list-item>
            <text:list-item>
              <text:p text:style-name="P19">Praha 5 (267): 187 hlasů</text:p>
            </text:list-item>
            <text:list-item>
              <text:p text:style-name="P19">Praha 7 (193): 0 hlasů</text:p>
            </text:list-item>
            <text:list-item>
              <text:p text:style-name="P19">Praha-Ďáblice (58): 1 hlasů</text:p>
            </text:list-item>
            <text:list-item>
              <text:p text:style-name="P19">Psáry (60): 50 hlasů</text:p>
            </text:list-item>
            <text:list-item>
              <text:p text:style-name="P19">Celkem: 1006 hlasů</text:p>
            </text:list-item>
          </text:list>
        </text:list-item>
        <text:list-item>
          <text:p text:style-name="P19">(mobilní) aplikace pro hlášení závad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35 % - 66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9">Celkem: 66 hlasů</text:p>
            </text:list-item>
          </text:list>
        </text:list-item>
        <text:list-item>
          <text:p text:style-name="P19">sdílení knowledgebase (zkušenosti, např. zadání veřejné zakázky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1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80 hlasů</text:p>
            </text:list-item>
            <text:list-item>
              <text:p text:style-name="P19">Praha 7: 13 hlasů</text:p>
            </text:list-item>
            <text:list-item>
              <text:p text:style-name="P19">Praha-Ďáblice: 30 hlasů</text:p>
            </text:list-item>
            <text:list-item>
              <text:p text:style-name="P19">Psáry: 10 hlasů</text:p>
            </text:list-item>
            <text:list-item>
              <text:p text:style-name="P19">Celkem: 230 hlasů</text:p>
            </text:list-item>
          </text:list>
        </text:list-item>
        <text:list-item>
          <text:p text:style-name="P19">digitalizace procesů (Praha 7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0 hlasů</text:p>
            </text:list-item>
            <text:list-item>
              <text:p text:style-name="P19">Praha 5: 0 hlasů</text:p>
            </text:list-item>
            <text:list-item>
              <text:p text:style-name="P19">Praha 7: 160 hlasů</text:p>
            </text:list-item>
            <text:list-item>
              <text:p text:style-name="P19">Praha-Ďáblice: 17 hlasů</text:p>
            </text:list-item>
            <text:list-item>
              <text:p text:style-name="P19">Psáry: 0 hlasů</text:p>
            </text:list-item>
            <text:list-item>
              <text:p text:style-name="P19">Celkem: 177 hlasů</text:p>
            </text:list-item>
          </text:list>
        </text:list-item>
        <text:list-item>
          <text:p text:style-name="P19">výstavba datového portálu a úložiště dat (CESNET?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20 % - 38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<text:soft-page-break/>Praha-Ďáblice: 0 hlasů</text:p>
            </text:list-item>
            <text:list-item>
              <text:p text:style-name="P19">Psáry: 0 hlasů</text:p>
            </text:list-item>
            <text:list-item>
              <text:p text:style-name="P19">Celkem: 124 hlasů</text:p>
            </text:list-item>
          </text:list>
        </text:list-item>
        <text:list-item>
          <text:p text:style-name="P19">prezentace rozpočtových dat</text:p>
          <text:list>
            <text:list-item>
              <text:p text:style-name="P19">Brno: 5 % - 3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20 hlasů</text:p>
            </text:list-item>
            <text:list-item>
              <text:p text:style-name="P19">Praha-Ďáblice: 10 hlasů</text:p>
            </text:list-item>
            <text:list-item>
              <text:p text:style-name="P19">Psáry: 0 hlasů</text:p>
            </text:list-item>
            <text:list-item>
              <text:p text:style-name="P19">Celkem: 70 hlasů</text:p>
            </text:list-item>
          </text:list>
        </text:list-item>
        <text:list-item>
          <text:p text:style-name="P19">elektronická úřední deska (spolupráce s e-desky.cz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3">Celkem: 10 hlasů</text:p>
            </text:list-item>
          </text:list>
          <text:p text:style-name="P24"><text:span text:style-name="T1">Rozděleno celkem hlasů: 1683<text:line-break/><text:line-break/>Další projekty nevyžadující peníze: Např. sdílení aplikací (zdrojových kódů) mezi dvěma členy, sdílení zkušeností, společné vyjednávání s dodavateli.<text:line-break/>Výbor na základě alokace hlasů vyhodnotí realizovatelnost projektů z rozpočtu Otevřených měst. Je zřejmé, že projekty registru smluv a platformy pro sdílení zkušeností lze zahájit.<text:line-break/><text:line-break/></text:span><text:span text:style-name="T3">9.</text:span><text:span text:style-name="T1">) openspace debata<text:line-break/>Ukončena jednací část členské schůze. Navázala open space debata, kterou jednotliví delegáti opouštěli dle svých potřeb a časových možností. Následně byla schůze ukončena.<text:line-break/><text:line-break/>Videozáznam členské schůze je dostupný jako seznam videí  "členská schůze 2016/08/09 01 z 09" na URL - </text:span><text:a xlink:type="simple" xlink:href="https://youtu.be/Al5siFMqSUE?list=PLXLvIDQiByiMG5hazgjxSHXSln0A5hsoD" text:style-name="Internet_20_link" text:visited-style-name="Visited_20_Internet_20_Link"><text:span text:style-name="T1">https://youtu.be/Al5siFMqSUE?list=PLXLvIDQiByiMG5hazgjxSHXSln0A5hsoD</text:span></text:a><text:span text:style-name="T1"><text:line-break/></text:span></text:p>
        </text:list-item>
      </text:list>
      <text:p text:style-name="P5"><text:line-break/>Zápis: </text:p>
      <text:list xml:id="list145318364330567" text:continue-numbering="true" text:style-name="L8">
        <text:list-item>
          <text:list>
            <text:list-item>
              <text:p text:style-name="P19">zapsal: Viktor Čahoj, Jakub Michálek a kol.</text:p>
            </text:list-item>
            <text:list-item>
              <text:p text:style-name="P13">ověřovatel zápisu: Ladislav Nešně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nska_schuze</dc:title>
    <meta:initial-creator>Etherpad</meta:initial-creator>
    <dc:creator>Ladislav Nešněra</dc:creator>
    <dc:date>2016-11-21T14:53:16.243398794</dc:date>
    <meta:editing-duration>PT8H33M22S</meta:editing-duration>
    <meta:editing-cycles>17</meta:editing-cycles>
    <meta:generator>LibreOffice/5.1.6.2.0$Linux_x86 LibreOffice_project/10$Build-2</meta:generator>
    <meta:document-statistic meta:table-count="0" meta:image-count="0" meta:object-count="0" meta:page-count="4" meta:paragraph-count="115" meta:word-count="1405" meta:character-count="9389" meta:non-whitespace-character-count="8179"/>
    <meta:user-defined meta:name=""/>
  </office:meta>
</office:document-meta>
</file>